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4.463cm"/>
    </style:style>
    <style:style style:name="co3" style:family="table-column">
      <style:table-column-properties fo:break-before="auto" style:column-width="4.367cm"/>
    </style:style>
    <style:style style:name="co4" style:family="table-column">
      <style:table-column-properties fo:break-before="auto" style:column-width="0.923cm"/>
    </style:style>
    <style:style style:name="co5" style:family="table-column">
      <style:table-column-properties fo:break-before="auto" style:column-width="3.15cm"/>
    </style:style>
    <style:style style:name="co6" style:family="table-column">
      <style:table-column-properties fo:break-before="auto" style:column-width="2.9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11.807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14.728cm"/>
    </style:style>
    <style:style style:name="co12" style:family="table-column">
      <style:table-column-properties fo:break-before="auto" style:column-width="1.023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743cm"/>
    </style:style>
    <style:style style:name="co15" style:family="table-column">
      <style:table-column-properties fo:break-before="auto" style:column-width="2.494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5.775cm"/>
    </style:style>
    <style:style style:name="co18" style:family="table-column">
      <style:table-column-properties fo:break-before="auto" style:column-width="3.369cm"/>
    </style:style>
    <style:style style:name="co19" style:family="table-column">
      <style:table-column-properties fo:break-before="auto" style:column-width="4.681cm"/>
    </style:style>
    <style:style style:name="co20" style:family="table-column">
      <style:table-column-properties fo:break-before="auto" style:column-width="4.025cm"/>
    </style:style>
    <style:style style:name="co21" style:family="table-column">
      <style:table-column-properties fo:break-before="auto" style:column-width="5.228cm"/>
    </style:style>
    <style:style style:name="co22" style:family="table-column">
      <style:table-column-properties fo:break-before="auto" style:column-width="3.205cm"/>
    </style:style>
    <style:style style:name="co23" style:family="table-column">
      <style:table-column-properties fo:break-before="auto" style:column-width="2.932cm"/>
    </style:style>
    <style:style style:name="co24" style:family="table-column">
      <style:table-column-properties fo:break-before="auto" style:column-width="2.905cm"/>
    </style:style>
    <style:style style:name="co25" style:family="table-column">
      <style:table-column-properties fo:break-before="auto" style:column-width="7.525cm"/>
    </style:style>
    <style:style style:name="co26" style:family="table-column">
      <style:table-column-properties fo:break-before="auto" style:column-width="5.256cm"/>
    </style:style>
    <style:style style:name="co27" style:family="table-column">
      <style:table-column-properties fo:break-before="auto" style:column-width="4.408cm"/>
    </style:style>
    <style:style style:name="co28" style:family="table-column">
      <style:table-column-properties fo:break-before="auto" style:column-width="2.686cm"/>
    </style:style>
    <style:style style:name="co29" style:family="table-column">
      <style:table-column-properties fo:break-before="auto" style:column-width="2.358cm"/>
    </style:style>
    <style:style style:name="co30" style:family="table-column">
      <style:table-column-properties fo:break-before="auto" style:column-width="2.194cm"/>
    </style:style>
    <style:style style:name="co31" style:family="table-column">
      <style:table-column-properties fo:break-before="auto" style:column-width="0.416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font-name="Liberation Mono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Liberation Mono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Liberation Mono" fo:font-size="10pt" style:font-size-asian="10pt" style:font-size-complex="10pt"/>
    </style:style>
    <style:style style:name="ce4" style:family="table-cell" style:parent-style-name="Default">
      <style:table-cell-properties fo:background-color="#ccffcc"/>
      <style:text-properties fo:color="#000000" style:font-name="Liberation Mono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000000" style:font-name="Liberation Mono" fo:font-size="10pt" style:font-size-asian="10pt" style:font-size-complex="10pt"/>
    </style:style>
    <style:style style:name="ce6" style:family="table-cell" style:parent-style-name="Default">
      <style:table-cell-properties fo:background-color="#ccccff"/>
      <style:text-properties fo:color="#000000" style:font-name="Liberation Mono" fo:font-size="10pt" style:font-size-asian="10pt" style:font-size-complex="10pt"/>
    </style:style>
    <style:style style:name="ce7" style:family="table-cell" style:parent-style-name="Default">
      <style:table-cell-properties fo:background-color="#ffcc99"/>
      <style:text-properties fo:color="#000000" style:font-name="Liberation Mono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fo:color="#287738" style:font-name="Liberation Mono" fo:font-size="10pt" style:font-size-asian="10pt" style:font-size-complex="10pt"/>
    </style:style>
    <style:style style:name="ce9" style:family="table-cell" style:parent-style-name="Default">
      <style:table-cell-properties fo:background-color="#e6e6ff"/>
      <style:text-properties fo:color="#000000" style:font-name="Liberation Mono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fo:color="#000000" style:font-name="Liberation Mono"/>
    </style:style>
    <style:style style:name="ce11" style:family="table-cell" style:parent-style-name="Default">
      <style:table-cell-properties fo:background-color="#ccffcc"/>
      <style:text-properties fo:color="#000000" style:font-name="Liberation Mono"/>
    </style:style>
    <style:style style:name="ce12" style:family="table-cell" style:parent-style-name="Default">
      <style:table-cell-properties fo:background-color="transparent"/>
      <style:text-properties style:font-name="Liberation Mono"/>
    </style:style>
    <style:style style:name="ce13" style:family="table-cell" style:parent-style-name="Default">
      <style:text-properties style:font-name="Liberation Mono"/>
    </style:style>
    <style:style style:name="ce14" style:family="table-cell" style:parent-style-name="Default">
      <style:table-cell-properties fo:background-color="#ccffcc"/>
      <style:text-properties fo:color="#000000"/>
    </style:style>
    <style:style style:name="ce15" style:family="table-cell" style:parent-style-name="Default">
      <style:table-cell-properties fo:background-color="#faed56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aa94c"/>
      <style:text-properties fo:color="#000000"/>
    </style:style>
    <style:style style:name="ce2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3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#eaa94c"/>
      <style:text-properties fo:color="#000000" style:font-name="Liberation Sans"/>
    </style:style>
    <style:style style:name="ce3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style:font-name="Liberation Sans"/>
    </style:style>
    <style:style style:name="ce40" style:family="table-cell" style:parent-style-name="Default">
      <style:text-properties style:font-name="Liberation Sans"/>
    </style:style>
  </office:automatic-styles>
  <office:body>
    <office:spreadsheet>
      <table:table table:name="C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ompte rendu</text:p>
          </table:table-cell>
          <table:table-cell table:style-name="ce1" table:number-columns-repeated="2"/>
          <table:table-cell table:style-name="ce1" office:value-type="string">
            <text:p>MINUTEMEETING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minutemeeting.png</text:p>
          </table:table-cell>
          <table:table-cell table:number-columns-repeated="254"/>
        </table:table-row>
        <table:table-row table:style-name="ro1">
          <table:table-cell office:value-type="string">
            <text:p>GENVERSION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ERT_FR_IDENT</text:p>
          </table:table-cell>
          <table:table-cell table:style-name="ce4"/>
          <table:table-cell table:style-name="ce4" office:value-type="string">
            <text:p>Compte rend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F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REDACT</text:p>
          </table:table-cell>
          <table:table-cell table:style-name="ce5" office:value-type="string">
            <text:p>SERT_FR_IDENT</text:p>
          </table:table-cell>
          <table:table-cell table:style-name="ce5" office:value-type="string">
            <text:p>émetteu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IUSER")</text:p>
          </table:table-cell>
          <table:table-cell table:style-name="ce5" table:formula="oooc:=[.H7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TITLE</text:p>
          </table:table-cell>
          <table:table-cell table:style-name="ce5" office:value-type="string">
            <text:p>SERT_FR_IDENT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15">
            <text:p>115</text:p>
          </table:table-cell>
          <table:table-cell table:style-name="ce5" office:value-type="string">
            <text:p>H</text:p>
          </table:table-cell>
          <table:table-cell table:style-name="ce5" table:number-columns-repeated="3"/>
          <table:table-cell table:style-name="ce5" office:value-type="string">
            <text:p>::formatString(%s/%s,SERT_OBJECT,SERT_REF)</text:p>
          </table:table-cell>
          <table:table-cell table:style-name="ce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OBJECT</text:p>
          </table:table-cell>
          <table:table-cell table:style-name="ce5" office:value-type="string">
            <text:p>SERT_FR_IDENT</text:p>
          </table:table-cell>
          <table:table-cell table:style-name="ce5" office:value-type="string">
            <text:p>obje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8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CATG</text:p>
          </table:table-cell>
          <table:table-cell table:style-name="ce5" office:value-type="string">
            <text:p>SERT_FR_IDENT</text:p>
          </table:table-cell>
          <table:table-cell table:style-name="ce5" office:value-type="string">
            <text:p>catégori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ooc:=[.H10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REF</text:p>
          </table:table-cell>
          <table:table-cell table:style-name="ce5" office:value-type="string">
            <text:p>SERT_FR_IDENT</text:p>
          </table:table-cell>
          <table:table-cell table:style-name="ce5" office:value-type="string">
            <text:p>référenc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1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DATECR</text:p>
          </table:table-cell>
          <table:table-cell table:style-name="ce5" office:value-type="string">
            <text:p>SERT_FR_IDENT</text:p>
          </table:table-cell>
          <table:table-cell table:style-name="ce5" office:value-type="string">
            <text:p>date de rédac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ooc:=[.H12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CLIENT</text:p>
          </table:table-cell>
          <table:table-cell table:style-name="ce5" office:value-type="string">
            <text:p>SERT_FR_IDENT</text:p>
          </table:table-cell>
          <table:table-cell table:style-name="ce5" office:value-type="string">
            <text:p>clien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ooc:=[.H13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CONTROLLER</text:p>
          </table:table-cell>
          <table:table-cell table:style-name="ce5" office:value-type="string">
            <text:p>SERT_FR_IDENT</text:p>
          </table:table-cell>
          <table:table-cell table:style-name="ce5" office:value-type="string">
            <text:p>controleu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IUSER")</text:p>
          </table:table-cell>
          <table:table-cell table:style-name="ce5" table:formula="oooc:=[.H14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ERT_FR_REUNION</text:p>
          </table:table-cell>
          <table:table-cell table:style-name="ce4"/>
          <table:table-cell table:style-name="ce4" office:value-type="string">
            <text:p>réun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F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DATER</text:p>
          </table:table-cell>
          <table:table-cell table:style-name="ce5" office:value-type="string">
            <text:p>SERT_FR_REUNION</text:p>
          </table:table-cell>
          <table:table-cell table:style-name="ce5" office:value-type="string">
            <text:p>date de réun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ooc:=[.H16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PLACE</text:p>
          </table:table-cell>
          <table:table-cell table:style-name="ce5" office:value-type="string">
            <text:p>SERT_FR_REUNION</text:p>
          </table:table-cell>
          <table:table-cell table:style-name="ce5" office:value-type="string">
            <text:p>lie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7]+10" office:value-type="float" office:value="220">
            <text:p>22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DURATION</text:p>
          </table:table-cell>
          <table:table-cell table:style-name="ce5" office:value-type="string">
            <text:p>SERT_FR_REUNION</text:p>
          </table:table-cell>
          <table:table-cell table:style-name="ce5" office:value-type="string">
            <text:p>duré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8]+10" office:value-type="float" office:value="230">
            <text:p>23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DATE</text:p>
          </table:table-cell>
          <table:table-cell table:style-name="ce5" office:value-type="string">
            <text:p>SERT_FR_REUNION</text:p>
          </table:table-cell>
          <table:table-cell table:style-name="ce5" office:value-type="string">
            <text:p>date de diffus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ooc:=[.H19]+10" office:value-type="float" office:value="240">
            <text:p>24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MOTIF</text:p>
          </table:table-cell>
          <table:table-cell table:style-name="ce5" office:value-type="string">
            <text:p>SERT_FR_REUNION</text:p>
          </table:table-cell>
          <table:table-cell table:style-name="ce5" office:value-type="string">
            <text:p>motif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20]+10" office:value-type="float" office:value="250">
            <text:p>25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RT_TAB_PART</text:p>
          </table:table-cell>
          <table:table-cell table:style-name="ce6"/>
          <table:table-cell table:style-name="ce6" office:value-type="string">
            <text:p>convo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ab</text:p>
          </table:table-cell>
          <table:table-cell table:style-name="ce6" office:value-type="float" office:value="400">
            <text:p>4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ERT_FR_PART</text:p>
          </table:table-cell>
          <table:table-cell table:style-name="ce4" office:value-type="string">
            <text:p>SERT_TAB_PART</text:p>
          </table:table-cell>
          <table:table-cell table:style-name="ce4"/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ooc:=[.H23]+10" office:value-type="float" office:value="410">
            <text:p>410</text:p>
          </table:table-cell>
          <table:table-cell table:style-name="ce4" office:value-type="string">
            <text:p>F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RT_T_PART</text:p>
          </table:table-cell>
          <table:table-cell table:style-name="ce7" office:value-type="string">
            <text:p>SERT_FR_PART</text:p>
          </table:table-cell>
          <table:table-cell table:style-name="ce7" office:value-type="string">
            <text:p>liste des participan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ooc:=[.H24]+10" office:value-type="float" office:value="420">
            <text:p>42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CONV</text:p>
          </table:table-cell>
          <table:table-cell table:style-name="ce5" office:value-type="string">
            <text:p>SERT_T_PART</text:p>
          </table:table-cell>
          <table:table-cell table:style-name="ce5" office:value-type="string">
            <text:p>Inv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ooc:=[.H25]+10" office:value-type="float" office:value="430">
            <text:p>430</text:p>
          </table:table-cell>
          <table:table-cell table:style-name="ce5" office:value-type="string">
            <text:p>W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5" office:value-type="string">
            <text:p>no|non,yes|oui</text:p>
          </table:table-cell>
          <table:table-cell table:style-name="ce5" table:number-columns-repeated="2"/>
          <table:table-cell table:style-name="ce5" office:value-type="string">
            <text:p>system=yes|barmenu=no|eformat=bool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PRES</text:p>
          </table:table-cell>
          <table:table-cell table:style-name="ce5" office:value-type="string">
            <text:p>SERT_T_PART</text:p>
          </table:table-cell>
          <table:table-cell table:style-name="ce5" office:value-type="string">
            <text:p>Pré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ooc:=[.H26]+10" office:value-type="float" office:value="440">
            <text:p>440</text:p>
          </table:table-cell>
          <table:table-cell table:style-name="ce5" office:value-type="string">
            <text:p>W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5" office:value-type="string">
            <text:p>no|non,yes|oui</text:p>
          </table:table-cell>
          <table:table-cell table:style-name="ce5" table:number-columns-repeated="2"/>
          <table:table-cell table:style-name="ce5" office:value-type="string">
            <text:p>system=yes|barmenu=no|eformat=bool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DIFF</text:p>
          </table:table-cell>
          <table:table-cell table:style-name="ce5" office:value-type="string">
            <text:p>SERT_T_PART</text:p>
          </table:table-cell>
          <table:table-cell table:style-name="ce5" office:value-type="string">
            <text:p>Diff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ooc:=[.H27]+10" office:value-type="float" office:value="450">
            <text:p>450</text:p>
          </table:table-cell>
          <table:table-cell table:style-name="ce5" office:value-type="string">
            <text:p>W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5" office:value-type="string">
            <text:p>no|non,yes|oui</text:p>
          </table:table-cell>
          <table:table-cell table:style-name="ce5" table:number-columns-repeated="2"/>
          <table:table-cell table:style-name="ce5" office:value-type="string">
            <text:p>system=yes|barmenu=no|eformat=bool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PART</text:p>
          </table:table-cell>
          <table:table-cell table:style-name="ce5" office:value-type="string">
            <text:p>SERT_T_PART</text:p>
          </table:table-cell>
          <table:table-cell table:style-name="ce5" office:value-type="string">
            <text:p>participan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ooc:=[.H28]+10" office:value-type="float" office:value="460">
            <text:p>46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SOC</text:p>
          </table:table-cell>
          <table:table-cell table:style-name="ce5" office:value-type="string">
            <text:p>SERT_T_PART</text:p>
          </table:table-cell>
          <table:table-cell table:style-name="ce5" office:value-type="string">
            <text:p>société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SOCIETY")</text:p>
          </table:table-cell>
          <table:table-cell table:style-name="ce5" table:formula="oooc:=[.H29]+10" office:value-type="float" office:value="470">
            <text:p>470</text:p>
          </table:table-cell>
          <table:table-cell table:style-name="ce5" office:value-type="string">
            <text:p>R</text:p>
          </table:table-cell>
          <table:table-cell table:style-name="ce5" table:number-columns-repeated="3"/>
          <table:table-cell table:style-name="ce5" office:value-type="string">
            <text:p>::getDocValue(SERT_PART,US_IDSOCIETY)</text:p>
          </table:table-cell>
          <table:table-cell table:style-name="ce5" table:number-columns-repeated="2"/>
          <table:table-cell table:style-name="ce5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ORDER</text:p>
          </table:table-cell>
          <table:table-cell table:style-name="ce5" table:formula="oooc:=[.B24]" office:value-type="string" office:string-value="SERT_FR_PART">
            <text:p>SERT_FR_PART</text:p>
          </table:table-cell>
          <table:table-cell table:style-name="ce5" office:value-type="string">
            <text:p>ordre du jou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ooc:=[.H30]+10" office:value-type="float" office:value="480">
            <text:p>48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toolbarexpand=no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RT_TAB_REPORT</text:p>
          </table:table-cell>
          <table:table-cell table:style-name="ce6"/>
          <table:table-cell table:style-name="ce6" office:value-type="string">
            <text:p>Compte rendu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ab</text:p>
          </table:table-cell>
          <table:table-cell table:style-name="ce6" office:value-type="float" office:value="600">
            <text:p>6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ERT_FR_REPORT</text:p>
          </table:table-cell>
          <table:table-cell table:style-name="ce4" office:value-type="string">
            <text:p>SERT_TAB_REPORT</text:p>
          </table:table-cell>
          <table:table-cell table:style-name="ce4" office:value-type="string">
            <text:p>compte rend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ooc:=[.H34]+10" office:value-type="float" office:value="610">
            <text:p>610</text:p>
          </table:table-cell>
          <table:table-cell table:style-name="ce4" office:value-type="string">
            <text:p>F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REPORT</text:p>
          </table:table-cell>
          <table:table-cell table:style-name="ce5" office:value-type="string">
            <text:p>SERT_FR_REPORT</text:p>
          </table:table-cell>
          <table:table-cell table:style-name="ce5" office:value-type="string">
            <text:p>compte rend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ooc:=[.H35]+10" office:value-type="float" office:value="620">
            <text:p>62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toolbarexpand=no|vlabel=none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RT_T_FILE</text:p>
          </table:table-cell>
          <table:table-cell table:style-name="ce7" table:formula="oooc:=[.B35]" office:value-type="string" office:string-value="SERT_FR_REPORT">
            <text:p>SERT_FR_REPORT</text:p>
          </table:table-cell>
          <table:table-cell table:style-name="ce7" office:value-type="string">
            <text:p>Annex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ooc:=[.H36]+10" office:value-type="float" office:value="630">
            <text:p>6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FILE</text:p>
          </table:table-cell>
          <table:table-cell table:style-name="ce5" office:value-type="string">
            <text:p>SERT_T_FILE</text:p>
          </table:table-cell>
          <table:table-cell table:style-name="ce5" office:value-type="string">
            <text:p>fichie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SIMPLEFILE")</text:p>
          </table:table-cell>
          <table:table-cell table:style-name="ce5" table:formula="oooc:=[.H37]+10" office:value-type="float" office:value="640">
            <text:p>64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FILEDIFF</text:p>
          </table:table-cell>
          <table:table-cell table:style-name="ce5" office:value-type="string">
            <text:p>SERT_T_FILE</text:p>
          </table:table-cell>
          <table:table-cell table:style-name="ce5" office:value-type="string">
            <text:p>Diffus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ooc:=[.H38]+10" office:value-type="float" office:value="650">
            <text:p>650</text:p>
          </table:table-cell>
          <table:table-cell table:style-name="ce5" office:value-type="string">
            <text:p>W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5" office:value-type="string">
            <text:p>no|non,yes|oui</text:p>
          </table:table-cell>
          <table:table-cell table:style-name="ce5" table:number-columns-repeated="2"/>
          <table:table-cell table:style-name="ce5" office:value-type="string">
            <text:p>system=yes|barmenu=no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RT_TAB_PROPACTION</text:p>
          </table:table-cell>
          <table:table-cell table:style-name="ce6"/>
          <table:table-cell table:style-name="ce6" office:value-type="string">
            <text:p>synthè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ab</text:p>
          </table:table-cell>
          <table:table-cell table:style-name="ce6" office:value-type="float" office:value="800">
            <text:p>8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ERT_FR_PROPACTION</text:p>
          </table:table-cell>
          <table:table-cell table:style-name="ce4" office:value-type="string">
            <text:p>SERT_TAB_PROPACTION</text:p>
          </table:table-cell>
          <table:table-cell table:style-name="ce4"/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ooc:=[.H41]+10" office:value-type="float" office:value="810">
            <text:p>81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RT_T_PROPACTION</text:p>
          </table:table-cell>
          <table:table-cell table:style-name="ce7" office:value-type="string">
            <text:p>SERT_FR_PROPACTION</text:p>
          </table:table-cell>
          <table:table-cell table:style-name="ce7" office:value-type="string">
            <text:p>Actions à mener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ooc:=[.H42]+10" office:value-type="float" office:value="820">
            <text:p>82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LIBACTION</text:p>
          </table:table-cell>
          <table:table-cell table:style-name="ce5" office:value-type="string">
            <text:p>SERT_T_PROPACTION</text:p>
          </table:table-cell>
          <table:table-cell table:style-name="ce5" office:value-type="string">
            <text:p>Intitul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ooc:=[.H43]+10" office:value-type="float" office:value="830">
            <text:p>83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DATEACTION</text:p>
          </table:table-cell>
          <table:table-cell table:style-name="ce5" office:value-type="string">
            <text:p>SERT_T_PROPACTION</text:p>
          </table:table-cell>
          <table:table-cell table:style-name="ce5" office:value-type="string">
            <text:p>date objectif de réalis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ooc:=[.H44]+10" office:value-type="float" office:value="840">
            <text:p>84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RESPACTION</text:p>
          </table:table-cell>
          <table:table-cell table:style-name="ce5" office:value-type="string">
            <text:p>SERT_T_PROPACTION</text:p>
          </table:table-cell>
          <table:table-cell table:style-name="ce5" office:value-type="string">
            <text:p>personne concerné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ooc:=[.H45]+10" office:value-type="float" office:value="850">
            <text:p>85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RT_SYNTHESIS</text:p>
          </table:table-cell>
          <table:table-cell table:style-name="ce5" table:formula="oooc:=[.B42]" office:value-type="string" office:string-value="SERT_FR_PROPACTION">
            <text:p>SERT_FR_PROPACTION</text:p>
          </table:table-cell>
          <table:table-cell table:style-name="ce5" office:value-type="string">
            <text:p>synthès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ooc:=[.H46]+10" office:value-type="float" office:value="860">
            <text:p>86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toolbarexpand=no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PARAM</text:p>
          </table:table-cell>
          <table:table-cell office:value-type="string">
            <text:p>SERT_FR_TEMPLATE</text:p>
          </table:table-cell>
          <table:table-cell/>
          <table:table-cell office:value-type="string">
            <text:p>Modè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SERT_TEMPLATE</text:p>
          </table:table-cell>
          <table:table-cell office:value-type="string">
            <text:p>SERT_FR_TEMPLATE</text:p>
          </table:table-cell>
          <table:table-cell office:value-type="string">
            <text:p>Fichier ODT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DEFAULT</text:p>
          </table:table-cell>
          <table:table-cell table:style-name="ce8" office:value-type="string">
            <text:p>SERT_DATECR</text:p>
          </table:table-cell>
          <table:table-cell table:style-name="ce8" office:value-type="string">
            <text:p>::getDate()</text:p>
          </table:table-cell>
          <table:table-cell table:style-name="ce8" table:number-columns-repeated="13"/>
          <table:table-cell table:number-columns-repeated="240"/>
        </table:table-row>
        <table:table-row table:style-name="ro1">
          <table:table-cell table:style-name="ce8" office:value-type="string">
            <text:p>DEFAULT</text:p>
          </table:table-cell>
          <table:table-cell table:style-name="ce8" office:value-type="string">
            <text:p>SERT_REDACT</text:p>
          </table:table-cell>
          <table:table-cell table:style-name="ce8" office:value-type="string">
            <text:p>::userDocid()</text:p>
          </table:table-cell>
          <table:table-cell table:style-name="ce8" table:number-columns-repeated="13"/>
          <table:table-cell table:number-columns-repeated="240"/>
        </table:table-row>
        <table:table-row table:style-name="ro1">
          <table:table-cell table:style-name="ce8" office:value-type="string">
            <text:p>DEFAULT</text:p>
          </table:table-cell>
          <table:table-cell table:style-name="ce8" office:value-type="string">
            <text:p>SERT_DATER</text:p>
          </table:table-cell>
          <table:table-cell table:style-name="ce8" office:value-type="string">
            <text:p>::getDate()</text:p>
          </table:table-cell>
          <table:table-cell table:style-name="ce8" table:number-columns-repeated="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SERT_DIFF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number-columns-repeated="240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hoto" table:style-name="ta1" table:print="false">
        <table:table-column table:style-name="co15" table:default-cell-style-name="ce2"/>
        <table:table-column table:style-name="co1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hotographie</text:p>
          </table:table-cell>
          <table:table-cell table:style-name="ce1" table:number-columns-repeated="2"/>
          <table:table-cell table:style-name="ce1" office:value-type="string">
            <text:p>PHOTO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hotographie.php</text:p>
          </table:table-cell>
          <table:table-cell table:number-columns-repeated="254"/>
        </table:table-row>
        <table:table-row table:style-name="ro1">
          <table:table-cell office:value-type="string">
            <text:p>GENVERSION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HOTO_FR_IDENT</text:p>
          </table:table-cell>
          <table:table-cell table:style-name="ce4"/>
          <table:table-cell table:style-name="ce4" office:value-type="string">
            <text:p>Imag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FILE</text:p>
          </table:table-cell>
          <table:table-cell table:style-name="ce5" office:value-type="string">
            <text:p>PHOTO_FR_IDENT</text:p>
          </table:table-cell>
          <table:table-cell table:style-name="ce5" office:value-type="string">
            <text:p>Ima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image</text:p>
          </table:table-cell>
          <table:table-cell table:style-name="ce5" table:formula="oooc:=[.H7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TITLE_CAL</text:p>
          </table:table-cell>
          <table:table-cell table:style-name="ce5" office:value-type="string">
            <text:p>PHOTO_FR_IDENT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8]+10" office:value-type="float" office:value="120">
            <text:p>12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TITLE</text:p>
          </table:table-cell>
          <table:table-cell table:style-name="ce5" office:value-type="string">
            <text:p>PHOTO_FR_IDENT</text:p>
          </table:table-cell>
          <table:table-cell table:style-name="ce5" office:value-type="string">
            <text:p>Tit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9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VERSION</text:p>
          </table:table-cell>
          <table:table-cell table:style-name="ce5" office:value-type="string">
            <text:p>PHOTO_FR_IDENT</text:p>
          </table:table-cell>
          <table:table-cell table:style-name="ce5" office:value-type="string">
            <text:p>Vers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0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HOTO_FR_DESC</text:p>
          </table:table-cell>
          <table:table-cell table:style-name="ce4"/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ooc:=[.H1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DATER</text:p>
          </table:table-cell>
          <table:table-cell table:style-name="ce5" office:value-type="string">
            <text:p>PHOTO_FR_DESC</text:p>
          </table:table-cell>
          <table:table-cell table:style-name="ce5" office:value-type="string">
            <text:p>date de prise de vu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ooc:=[.H12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PLACE</text:p>
          </table:table-cell>
          <table:table-cell table:style-name="ce5" office:value-type="string">
            <text:p>PHOTO_FR_DESC</text:p>
          </table:table-cell>
          <table:table-cell table:style-name="ce5" office:value-type="string">
            <text:p>lie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3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REDACT</text:p>
          </table:table-cell>
          <table:table-cell table:style-name="ce5" office:value-type="string">
            <text:p>PHOTO_FR_DESC</text:p>
          </table:table-cell>
          <table:table-cell table:style-name="ce5" office:value-type="string">
            <text:p>Photograph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ooc:=[.H14]+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HOTO_FR_INFO</text:p>
          </table:table-cell>
          <table:table-cell table:style-name="ce4"/>
          <table:table-cell table:style-name="ce4" office:value-type="string">
            <text:p>Inform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ooc:=[.H15]+10" office:value-type="float" office:value="190">
            <text:p>190</text:p>
          </table:table-cell>
          <table:table-cell table:style-name="ce4" office:value-type="string">
            <text:p>R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GOOGLE_LINK</text:p>
          </table:table-cell>
          <table:table-cell table:style-name="ce5" office:value-type="string">
            <text:p>PHOTO_FR_INFO</text:p>
          </table:table-cell>
          <table:table-cell table:style-name="ce5" office:value-type="string">
            <text:p>lien google ma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6]+10" office:value-type="float" office:value="200">
            <text:p>200</text:p>
          </table:table-cell>
          <table:table-cell table:style-name="ce5" office:value-type="string">
            <text:p>H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THUMB</text:p>
          </table:table-cell>
          <table:table-cell table:style-name="ce5" office:value-type="string">
            <text:p>PHOTO_FR_INFO</text:p>
          </table:table-cell>
          <table:table-cell table:style-name="ce5" office:value-type="string">
            <text:p>miniatu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mage</text:p>
          </table:table-cell>
          <table:table-cell table:style-name="ce5" table:formula="oooc:=[.H17]+10" office:value-type="float" office:value="210">
            <text:p>21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PHOTO_GOOGLE</text:p>
          </table:table-cell>
          <table:table-cell table:style-name="ce9"/>
          <table:table-cell table:style-name="ce9" office:value-type="string">
            <text:p>google map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table:formula="oooc:=[.H18]+10" office:value-type="float" office:value="220">
            <text:p>220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9" office:value-type="string">
            <text:p>%PHOTO_GOOGLE_LINK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HOTO_FR_EXIF</text:p>
          </table:table-cell>
          <table:table-cell table:style-name="ce4"/>
          <table:table-cell table:style-name="ce4" office:value-type="string">
            <text:p>Inform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300">
            <text:p>300</text:p>
          </table:table-cell>
          <table:table-cell table:style-name="ce4" office:value-type="string">
            <text:p>R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FILESIZE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FileSiz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20]+10" office:value-type="float" office:value="310">
            <text:p>31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MIMETYPE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MimeTyp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21]+10" office:value-type="float" office:value="320">
            <text:p>32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IMAGEDESCRIPTION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ImageDescrip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22]+10" office:value-type="float" office:value="330">
            <text:p>33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MAKE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Mak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23]+10" office:value-type="float" office:value="340">
            <text:p>34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MODEL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Mod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24]+10" office:value-type="float" office:value="350">
            <text:p>35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XRESOLUTION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XResolu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25]+10" office:value-type="float" office:value="360">
            <text:p>36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YRESOLUTION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YResolu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26]+10" office:value-type="float" office:value="370">
            <text:p>37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DATETIME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DateTim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27]+10" office:value-type="float" office:value="380">
            <text:p>38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FNUMBER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FNumb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28]+10" office:value-type="float" office:value="390">
            <text:p>39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EXPOSURETIME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ExposureTim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29]+10" office:value-type="float" office:value="400">
            <text:p>40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ISOSPEEDRATINGS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ISOSpeedRating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30]+10" office:value-type="float" office:value="410">
            <text:p>41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FLASH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Flash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31]+10" office:value-type="float" office:value="420">
            <text:p>42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FOCALLENGTH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FocalLength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32]+10" office:value-type="float" office:value="430">
            <text:p>43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DATETIMEORIGINAL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DateTimeOrigina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33]+10" office:value-type="float" office:value="440">
            <text:p>44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DATETIMEDIGITIZED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DateTimeDigitized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34]+10" office:value-type="float" office:value="450">
            <text:p>45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EXIFIMAGEWIDTH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ExifImageWidth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35]+10" office:value-type="float" office:value="460">
            <text:p>46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EXIFIMAGELENGTH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ExifImageLength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36]+10" office:value-type="float" office:value="470">
            <text:p>47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GPSLATITUDEREF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GPSLatitudeRef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37]+10" office:value-type="float" office:value="480">
            <text:p>48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GPSLATITUDE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GPSLatitu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38]+10" office:value-type="float" office:value="490">
            <text:p>49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GPSLONGITUDEREF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GPSLongitudeRef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39]+10" office:value-type="float" office:value="500">
            <text:p>50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GPSLONGITUDE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GPSLongitu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40]+10" office:value-type="float" office:value="510">
            <text:p>51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GPSTIMESTAMP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GPSTimeStam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41]+10" office:value-type="float" office:value="520">
            <text:p>52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GPSLATITUDEDECIMAL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Latitu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42]+10" office:value-type="float" office:value="530">
            <text:p>53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PHOTO_GPSLONGITUDEDECIMAL</text:p>
          </table:table-cell>
          <table:table-cell table:style-name="ce5" office:value-type="string">
            <text:p>PHOTO_FR_EXIF</text:p>
          </table:table-cell>
          <table:table-cell table:style-name="ce5" office:value-type="string">
            <text:p>Longitu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43]+10" office:value-type="float" office:value="540">
            <text:p>54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number-columns-repeated="240"/>
        </table:table-row>
        <table:table-row table:style-name="ro1" table:number-rows-repeated="654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te" table:style-name="ta1" table:print="false">
        <table:table-column table:style-name="co13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3" table:number-columns-repeated="2" table:default-cell-style-name="ce13"/>
        <table:table-column table:style-name="co5" table:default-cell-style-name="ce13"/>
        <table:table-column table:style-name="co13" table:number-columns-repeated="249" table:default-cell-style-name="ce13"/>
        <table:table-row table:style-name="ro1">
          <table:table-cell table:style-name="ce1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ote</text:p>
          </table:table-cell>
          <table:table-cell table:style-name="ce1" table:number-columns-repeated="2"/>
          <table:table-cell table:style-name="ce1" office:value-type="string">
            <text:p>SIMPLENOTE</text:p>
          </table:table-cell>
          <table:table-cell table:style-name="ce1" table:number-columns-repeated="10"/>
          <table:table-cell table:style-name="ce2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implenote.png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GENVERSION</text:p>
          </table:table-cell>
          <table:table-cell table:style-name="ce2" office:value-type="float" office:value="3">
            <text:p>3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SimpleNote.php</text:p>
          </table:table-cell>
          <table:table-cell table:style-name="ce2"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NOTE_FR_IDENT</text:p>
          </table:table-cell>
          <table:table-cell table:style-name="ce4"/>
          <table:table-cell table:style-name="ce4" office:value-type="string">
            <text:p>Inform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DATE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Date de rédactio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ooc:=[.H7]+10" office:value-type="float" office:value="110">
            <text:p>11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TEXT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longtext</text:p>
          </table:table-cell>
          <table:table-cell table:style-name="ce5" table:formula="oooc:=[.H8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AUTHOR</text:p>
          </table:table-cell>
          <table:table-cell table:style-name="ce5" office:value-type="string">
            <text:p>NOTE_FR_IDENT</text:p>
          </table:table-cell>
          <table:table-cell table:style-name="ce10" office:value-type="string">
            <text:p>Rédacteu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ooc:=[.H9]+10" office:value-type="float" office:value="130">
            <text:p>13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NOTE_AUTHORTITLE</text:p>
          </table:table-cell>
          <table:table-cell table:style-name="ce5" office:value-type="string">
            <text:p>NOTE_FR_IDENT</text:p>
          </table:table-cell>
          <table:table-cell table:style-name="ce10" office:value-type="string">
            <text:p>rédacteur (titre)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5" table:formula="oooc:=[.H10]+10" office:value-type="float" office:value="140">
            <text:p>140</text:p>
          </table:table-cell>
          <table:table-cell table:style-name="ce5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Title(NOTE_AUTHOR)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COLOR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ooc:=[.H11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NOTE_PASTEID</text:p>
          </table:table-cell>
          <table:table-cell table:style-name="ce5" office:value-type="string">
            <text:p>NOTE_FR_IDENT</text:p>
          </table:table-cell>
          <table:table-cell table:style-name="ce10" office:value-type="string">
            <text:p>Collé s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("x')</text:p>
          </table:table-cell>
          <table:table-cell table:style-name="ce5" table:formula="oooc:=[.H12]+10" office:value-type="float" office:value="160">
            <text:p>160</text:p>
          </table:table-cell>
          <table:table-cell table:style-name="ce5" office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NOTE_PASTE</text:p>
          </table:table-cell>
          <table:table-cell table:style-name="ce5" office:value-type="string">
            <text:p>NOTE_FR_IDENT</text:p>
          </table:table-cell>
          <table:table-cell table:style-name="ce10" office:value-type="string">
            <text:p>Collé sur (titre)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5" table:formula="oooc:=[.H13]+10" office:value-type="float" office:value="170">
            <text:p>170</text:p>
          </table:table-cell>
          <table:table-cell table:style-name="ce5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Title(NOTE_PASTEID)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NOTE_FR_GEO</text:p>
          </table:table-cell>
          <table:table-cell table:style-name="ce4"/>
          <table:table-cell table:style-name="ce11" office:value-type="string">
            <text:p>géométri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4" table:formula="oooc:=[.H1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 table:style-name="ce11" table:number-columns-repeated="3"/>
          <table:table-cell table:style-name="ce14"/>
          <table:table-cell table:style-name="ce11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NOTE_WIDTH</text:p>
          </table:table-cell>
          <table:table-cell table:style-name="ce10" office:value-type="string">
            <text:p>NOTE_FR_GEO</text:p>
          </table:table-cell>
          <table:table-cell table:style-name="ce10" office:value-type="string">
            <text:p>larg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nteger</text:p>
          </table:table-cell>
          <table:table-cell table:style-name="ce5" table:formula="oooc:=[.H15]+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NOTE_HEIGHT</text:p>
          </table:table-cell>
          <table:table-cell table:style-name="ce10" office:value-type="string">
            <text:p>NOTE_FR_GEO</text:p>
          </table:table-cell>
          <table:table-cell table:style-name="ce10" office:value-type="string">
            <text:p>hau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nteger</text:p>
          </table:table-cell>
          <table:table-cell table:style-name="ce5" table:formula="oooc:=[.H16]+10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NOTE_LEFT</text:p>
          </table:table-cell>
          <table:table-cell table:style-name="ce10" office:value-type="string">
            <text:p>NOTE_FR_GEO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nteger</text:p>
          </table:table-cell>
          <table:table-cell table:style-name="ce5" table:formula="oooc:=[.H17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NOTE_TOP</text:p>
          </table:table-cell>
          <table:table-cell table:style-name="ce10" office:value-type="string">
            <text:p>NOTE_FR_GEO</text:p>
          </table:table-cell>
          <table:table-cell table:style-name="ce10" office:value-type="string">
            <text:p>y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nteger</text:p>
          </table:table-cell>
          <table:table-cell table:style-name="ce5" table:formula="oooc:=[.H18]+10" office:value-type="float" office:value="220">
            <text:p>220</text:p>
          </table:table-cell>
          <table:table-cell table:style-name="ce5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 table:number-rows-repeated="2">
          <table:table-cell table:style-name="ce12" table:number-columns-repeated="2"/>
          <table:table-cell table:style-name="ce5"/>
          <table:table-cell table:style-name="ce12" table:number-columns-repeated="4"/>
          <table:table-cell table:style-name="ce5" table:number-columns-repeated="2"/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8" office:value-type="string">
            <text:p>DEFAULT</text:p>
          </table:table-cell>
          <table:table-cell table:style-name="ce12" office:value-type="string">
            <text:p>NOTE_COLOR</text:p>
          </table:table-cell>
          <table:table-cell table:style-name="ce5" office:value-type="string">
            <text:p>#E4F432</text:p>
          </table:table-cell>
          <table:table-cell table:style-name="ce12" table:number-columns-repeated="4"/>
          <table:table-cell table:style-name="ce5" table:number-columns-repeated="2"/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8" office:value-type="string">
            <text:p>DEFAULT</text:p>
          </table:table-cell>
          <table:table-cell table:style-name="ce8" office:value-type="string">
            <text:p>NOTE_AUTHOR</text:p>
          </table:table-cell>
          <table:table-cell table:style-name="ce8" office:value-type="string">
            <text:p>::getUserId()</text:p>
          </table:table-cell>
          <table:table-cell table:style-name="ce8" table:number-columns-repeated="13"/>
          <table:table-cell table:style-name="ce2" table:number-columns-repeated="240"/>
        </table:table-row>
        <table:table-row table:style-name="ro1">
          <table:table-cell table:style-name="ce8" office:value-type="string">
            <text:p>DEFAULT</text:p>
          </table:table-cell>
          <table:table-cell table:style-name="ce8" office:value-type="string">
            <text:p>NOTE_DATE</text:p>
          </table:table-cell>
          <table:table-cell table:style-name="ce8" office:value-type="string">
            <text:p>::getDate()</text:p>
          </table:table-cell>
          <table:table-cell table:style-name="ce8" table:number-columns-repeated="13"/>
          <table:table-cell table:style-name="ce2"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style-name="ce2" table:number-columns-repeated="240"/>
        </table:table-row>
        <table:table-row table:style-name="ro1" table:number-rows-repeated="2">
          <table:table-cell table:style-name="ce2" table:number-columns-repeated="256"/>
        </table:table-row>
        <table:table-row table:style-name="ro1" table:number-rows-repeated="18">
          <table:table-cell table:style-name="ce12" table:number-columns-repeated="16"/>
          <table:table-cell table:number-columns-repeated="24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dget" table:style-name="ta1" table:print="false">
        <table:table-column table:style-name="co13" table:default-cell-style-name="ce13"/>
        <table:table-column table:style-name="co17" table:default-cell-style-name="ce13"/>
        <table:table-column table:style-name="co20" table:default-cell-style-name="ce13"/>
        <table:table-column table:style-name="co19" table:default-cell-style-name="ce13"/>
        <table:table-column table:style-name="co13" table:number-columns-repeated="2" table:default-cell-style-name="ce13"/>
        <table:table-column table:style-name="co5" table:default-cell-style-name="ce13"/>
        <table:table-column table:style-name="co13" table:number-columns-repeated="249" table:default-cell-style-name="ce1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Gadget</text:p>
          </table:table-cell>
          <table:table-cell table:style-name="ce1" table:number-columns-repeated="2"/>
          <table:table-cell table:style-name="ce1" office:value-type="string">
            <text:p>GADGET</text:p>
          </table:table-cell>
          <table:table-cell table:style-name="ce1" table:number-columns-repeated="10"/>
          <table:table-cell table:style-name="ce2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gadget.png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GENVERSION</text:p>
          </table:table-cell>
          <table:table-cell table:style-name="ce2" office:value-type="float" office:value="3">
            <text:p>3</text:p>
          </table:table-cell>
          <table:table-cell table:style-name="ce2" table:number-columns-repeated="254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GAD_FR_IDENT</text:p>
          </table:table-cell>
          <table:table-cell table:style-name="ce4"/>
          <table:table-cell table:style-name="ce4" office:value-type="string">
            <text:p>Widge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TITLE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7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VIEWWIDGE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Widget de consult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8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EDITWIDGE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Widget d'édi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ooc:=[.H9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GAD_T_PARAMETERS</text:p>
          </table:table-cell>
          <table:table-cell table:style-name="ce7" office:value-type="string">
            <text:p>GAD_FR_IDENT</text:p>
          </table:table-cell>
          <table:table-cell table:style-name="ce7" office:value-type="string">
            <text:p>Paramètr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("empty")</text:p>
          </table:table-cell>
          <table:table-cell table:style-name="ce5" table:formula="oooc:=[.H10]+10" office:value-type="float" office:value="140">
            <text:p>1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"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GAD_IDPARAM</text:p>
          </table:table-cell>
          <table:table-cell table:style-name="ce7" office:value-type="string">
            <text:p>GAD_T_PARAMETERS</text:p>
          </table:table-cell>
          <table:table-cell table:style-name="ce10" office:value-type="string">
            <text:p>Nom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5" table:formula="oooc:=[.H11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GAD_VALPARAM</text:p>
          </table:table-cell>
          <table:table-cell table:style-name="ce7" office:value-type="string">
            <text:p>GAD_T_PARAMETERS</text:p>
          </table:table-cell>
          <table:table-cell table:style-name="ce10" office:value-type="string">
            <text:p>Val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5" table:formula="oooc:=[.H12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WIDTH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largeur (px)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5" table:formula="oooc:=[.H13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HEIGH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hauteur (px)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5" table:formula="oooc:=[.H14]+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style-name="ce2" table:number-columns-repeated="240"/>
        </table:table-row>
        <table:table-row table:style-name="ro1" table:number-rows-repeated="2">
          <table:table-cell table:style-name="ce2" table:number-columns-repeated="256"/>
        </table:table-row>
        <table:table-row table:style-name="ro1" table:number-rows-repeated="18">
          <table:table-cell table:style-name="ce12" table:number-columns-repeated="16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" table:print="false">
        <table:table-column table:style-name="co13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13" table:number-columns-repeated="11" table:default-cell-style-name="ce16"/>
        <table:table-column table:style-name="co13" table:number-columns-repeated="13" table:default-cell-style-name="Default"/>
        <table:table-row table:style-name="ro1">
          <table:table-cell table:style-name="ce15" office:value-type="string">
            <text:p>ORDER</text:p>
          </table:table-cell>
          <table:table-cell table:style-name="ce15" office:value-type="string">
            <text:p>DSEARCH</text:p>
          </table:table-cell>
          <table:table-cell table:style-name="ce15" table:number-columns-repeated="2"/>
          <table:table-cell table:style-name="ce15" office:value-type="string">
            <text:p>ba_title</text:p>
          </table:table-cell>
          <table:table-cell table:style-name="ce15" office:value-type="string">
            <text:p>gui_color</text:p>
          </table:table-cell>
          <table:table-cell table:style-name="ce15" office:value-type="string">
            <text:p>gui_isrss</text:p>
          </table:table-cell>
          <table:table-cell table:style-name="ce15" office:value-type="string">
            <text:p>gui_sysrss</text:p>
          </table:table-cell>
          <table:table-cell table:style-name="ce15" office:value-type="string">
            <text:p>se_memo</text:p>
          </table:table-cell>
          <table:table-cell table:style-name="ce15" office:value-type="string">
            <text:p>se_key</text:p>
          </table:table-cell>
          <table:table-cell table:style-name="ce15" office:value-type="string">
            <text:p>se_latest</text:p>
          </table:table-cell>
          <table:table-cell table:style-name="ce15" office:value-type="string">
            <text:p>se_case</text:p>
          </table:table-cell>
          <table:table-cell table:style-name="ce15" office:value-type="string">
            <text:p>se_fam</text:p>
          </table:table-cell>
          <table:table-cell table:style-name="ce15" office:value-type="string">
            <text:p>se_famid</text:p>
          </table:table-cell>
          <table:table-cell table:style-name="ce15" office:value-type="string">
            <text:p>se_cfld</text:p>
          </table:table-cell>
          <table:table-cell table:style-name="ce15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o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8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TRASH</text:p>
          </table:table-cell>
          <table:table-cell/>
          <table:table-cell office:value-type="string">
            <text:p>Ma corbeille</text:p>
          </table:table-cell>
          <table:table-cell table:number-columns-repeated="3"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only</text:p>
          </table:table-cell>
          <table:table-cell office:value-type="string">
            <text:p>and</text:p>
          </table:table-cell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8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MYTRASH</text:p>
          </table:table-cell>
          <table:table-cell office:value-type="string">
            <text:p>mytrash.png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table:style-name="ce15" office:value-type="string">
            <text:p>ORDER</text:p>
          </table:table-cell>
          <table:table-cell table:style-name="ce15" office:value-type="string">
            <text:p>DIR</text:p>
          </table:table-cell>
          <table:table-cell table:style-name="ce15" table:number-columns-repeated="2"/>
          <table:table-cell table:style-name="ce15" office:value-type="string">
            <text:p>ba_title</text:p>
          </table:table-cell>
          <table:table-cell table:style-name="ce15" table:number-columns-repeated="11"/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OUR_FAMILIES</text:p>
          </table:table-cell>
          <table:table-cell/>
          <table:table-cell office:value-type="string">
            <text:p>Les familles</text:p>
          </table:table-cell>
          <table:table-cell table:number-columns-repeated="24"/>
        </table:table-row>
        <table:table-row table:style-name="ro1">
          <table:table-cell table:style-name="ce15" office:value-type="string">
            <text:p>ORDER</text:p>
          </table:table-cell>
          <table:table-cell table:style-name="ce15" office:value-type="string">
            <text:p>SEARCH</text:p>
          </table:table-cell>
          <table:table-cell table:style-name="ce15" table:number-columns-repeated="2"/>
          <table:table-cell table:style-name="ce15" office:value-type="string">
            <text:p>ba_title</text:p>
          </table:table-cell>
          <table:table-cell table:style-name="ce15" office:value-type="string">
            <text:p>gui_color</text:p>
          </table:table-cell>
          <table:table-cell table:style-name="ce15" office:value-type="string">
            <text:p>gui_isrss</text:p>
          </table:table-cell>
          <table:table-cell table:style-name="ce15" office:value-type="string">
            <text:p>gui_sysrss</text:p>
          </table:table-cell>
          <table:table-cell table:style-name="ce15" office:value-type="string">
            <text:p>se_memo</text:p>
          </table:table-cell>
          <table:table-cell table:style-name="ce15" office:value-type="string">
            <text:p>se_key</text:p>
          </table:table-cell>
          <table:table-cell table:style-name="ce15" office:value-type="string">
            <text:p>se_latest</text:p>
          </table:table-cell>
          <table:table-cell table:style-name="ce15" office:value-type="string">
            <text:p>se_case</text:p>
          </table:table-cell>
          <table:table-cell table:style-name="ce15" office:value-type="string">
            <text:p>se_fam</text:p>
          </table:table-cell>
          <table:table-cell table:style-name="ce15" office:value-type="string">
            <text:p>se_famid</text:p>
          </table:table-cell>
          <table:table-cell table:style-name="ce15" office:value-type="string">
            <text:p>se_cfld</text:p>
          </table:table-cell>
          <table:table-cell table:style-name="ce15" office:value-type="string">
            <text:p>se_idfld</text:p>
          </table:table-cell>
          <table:table-cell office:value-type="string">
            <text:p>se_trash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PHOTOS</text:p>
          </table:table-cell>
          <table:table-cell office:value-type="string">
            <text:p>OUR_FAMILIES</text:p>
          </table:table-cell>
          <table:table-cell office:value-type="string">
            <text:p>Photographi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hotographie</text:p>
          </table:table-cell>
          <table:table-cell office:value-type="string">
            <text:p>PHOTO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FILES</text:p>
          </table:table-cell>
          <table:table-cell office:value-type="string">
            <text:p>OUR_FAMILIES</text:p>
          </table:table-cell>
          <table:table-cell office:value-type="string">
            <text:p>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MMEETING</text:p>
          </table:table-cell>
          <table:table-cell office:value-type="string">
            <text:p>OUR_FAMILIES</text:p>
          </table:table-cell>
          <table:table-cell office:value-type="string">
            <text:p>Comptes rendu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omptes rendus</text:p>
          </table:table-cell>
          <table:table-cell office:value-type="string">
            <text:p>MINUTEMEETIN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PHOTOS</text:p>
          </table:table-cell>
          <table:table-cell office:value-type="string">
            <text:p>photo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FILES</text:p>
          </table:table-cell>
          <table:table-cell office:value-type="string">
            <text:p>sfile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MMEETING</text:p>
          </table:table-cell>
          <table:table-cell office:value-type="string">
            <text:p>minutemeeting.png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table:style-name="ce15" office:value-type="string">
            <text:p>ORDER</text:p>
          </table:table-cell>
          <table:table-cell table:style-name="ce15" office:value-type="string">
            <text:p>SSEARCH</text:p>
          </table:table-cell>
          <table:table-cell table:style-name="ce15" table:number-columns-repeated="2"/>
          <table:table-cell table:style-name="ce15" office:value-type="string">
            <text:p>ba_title</text:p>
          </table:table-cell>
          <table:table-cell table:style-name="ce15" office:value-type="string">
            <text:p>gui_color</text:p>
          </table:table-cell>
          <table:table-cell table:style-name="ce15" office:value-type="string">
            <text:p>gui_isrss</text:p>
          </table:table-cell>
          <table:table-cell table:style-name="ce15" office:value-type="string">
            <text:p>gui_sysrss</text:p>
          </table:table-cell>
          <table:table-cell table:style-name="ce15" office:value-type="string">
            <text:p>se_memo</text:p>
          </table:table-cell>
          <table:table-cell table:style-name="ce15" office:value-type="string">
            <text:p>se_key</text:p>
          </table:table-cell>
          <table:table-cell table:style-name="ce15" office:value-type="string">
            <text:p>se_latest</text:p>
          </table:table-cell>
          <table:table-cell table:style-name="ce15" office:value-type="string">
            <text:p>se_case</text:p>
          </table:table-cell>
          <table:table-cell table:style-name="ce15" office:value-type="string">
            <text:p>se_fam</text:p>
          </table:table-cell>
          <table:table-cell table:style-name="ce15" office:value-type="string">
            <text:p>se_famid</text:p>
          </table:table-cell>
          <table:table-cell table:style-name="ce15" office:value-type="string">
            <text:p>se_cfld</text:p>
          </table:table-cell>
          <table:table-cell table:style-name="ce15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cfld</text:p>
          </table:table-cell>
          <table:table-cell office:value-type="string">
            <text:p>se_orderby</text:p>
          </table:table-cell>
          <table:table-cell office:value-type="string">
            <text:p>se_famonly</text:p>
          </table:table-cell>
          <table:table-cell office:value-type="string">
            <text:p>se_acl</text:p>
          </table:table-cell>
          <table:table-cell office:value-type="string">
            <text:p>se_static</text:p>
          </table:table-cell>
          <table:table-cell office:value-type="string">
            <text:p>se_phpfile</text:p>
          </table:table-cell>
          <table:table-cell office:value-type="string">
            <text:p>se_phpfunc</text:p>
          </table:table-cell>
          <table:table-cell office:value-type="string">
            <text:p>se_phparg</text:p>
          </table:table-cell>
          <table:table-cell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OUR_MYVIEWEDDOC</text:p>
          </table:table-cell>
          <table:table-cell/>
          <table:table-cell office:value-type="string">
            <text:p>Mes documents vu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8"/>
          <table:table-cell office:value-type="string">
            <text:p>fdlsearches.php</text:p>
          </table:table-cell>
          <table:table-cell office:value-type="string">
            <text:p>myvieweddoc</text:p>
          </table:table-cell>
          <table:table-cell table:number-columns-repeated="2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Utilisable comme flux RSS</text:p>
          </table:table-cell>
          <table:table-cell office:value-type="string">
            <text:p>Flux RSS systèm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mode 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à partir du dossier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Trié par</text:p>
          </table:table-cell>
          <table:table-cell office:value-type="string">
            <text:p>Sans sous famille</text:p>
          </table:table-cell>
          <table:table-cell office:value-type="string">
            <text:p>Document</text:p>
          </table:table-cell>
          <table:table-cell office:value-type="string">
            <text:p>Requête statique</text:p>
          </table:table-cell>
          <table:table-cell office:value-type="string">
            <text:p>opérateur logique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</table:table-row>
        <table:table-row table:style-name="ro1">
          <table:table-cell table:style-name="ce15" office:value-type="string">
            <text:p>ORDER</text:p>
          </table:table-cell>
          <table:table-cell table:style-name="ce15" office:value-type="string">
            <text:p>DSEARCH</text:p>
          </table:table-cell>
          <table:table-cell table:style-name="ce15" table:number-columns-repeated="2"/>
          <table:table-cell table:style-name="ce15" office:value-type="string">
            <text:p>ba_title</text:p>
          </table:table-cell>
          <table:table-cell table:style-name="ce15" office:value-type="string">
            <text:p>gui_color</text:p>
          </table:table-cell>
          <table:table-cell table:style-name="ce15" office:value-type="string">
            <text:p>gui_isrss</text:p>
          </table:table-cell>
          <table:table-cell table:style-name="ce15" office:value-type="string">
            <text:p>gui_sysrss</text:p>
          </table:table-cell>
          <table:table-cell table:style-name="ce15" office:value-type="string">
            <text:p>se_memo</text:p>
          </table:table-cell>
          <table:table-cell table:style-name="ce15" office:value-type="string">
            <text:p>se_key</text:p>
          </table:table-cell>
          <table:table-cell table:style-name="ce15" office:value-type="string">
            <text:p>se_latest</text:p>
          </table:table-cell>
          <table:table-cell table:style-name="ce15" office:value-type="string">
            <text:p>se_case</text:p>
          </table:table-cell>
          <table:table-cell table:style-name="ce15" office:value-type="string">
            <text:p>se_fam</text:p>
          </table:table-cell>
          <table:table-cell table:style-name="ce15" office:value-type="string">
            <text:p>se_famid</text:p>
          </table:table-cell>
          <table:table-cell table:style-name="ce15" office:value-type="string">
            <text:p>se_cfld</text:p>
          </table:table-cell>
          <table:table-cell table:style-name="ce15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cfld</text:p>
          </table:table-cell>
          <table:table-cell office:value-type="string">
            <text:p>se_orderby</text:p>
          </table:table-cell>
          <table:table-cell office:value-type="string">
            <text:p>se_famonly</text:p>
          </table:table-cell>
          <table:table-cell office:value-type="string">
            <text:p>se_acl</text:p>
          </table:table-cell>
          <table:table-cell office:value-type="string">
            <text:p>se_static</text:p>
          </table:table-cell>
          <table:table-cell office:value-type="string">
            <text:p>se_o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LOCKEDDOC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any familie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elect docread.* from <text:s/>docread <text:s/>where <text:s text:c="2"/>(doctype != 'Z') and (doctype != 'T') and (locked != -1) and ( locked = '1' <text:s/>)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  <table:table-cell office:value-type="string">
            <text:p>and</text:p>
          </table:table-cell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AFFECTEDDOC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any familie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elect docread.* from <text:s/>docread <text:s/>where <text:s text:c="2"/>(doctype != 'Z') and (doctype != 'T') and (locked != -1) and ( allocated = '1' <text:s/>)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  <table:table-cell office:value-type="string">
            <text:p>and</text:p>
          </table:table-cell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</table:table-row>
        <table:table-row table:style-name="ro1">
          <table:table-cell office:value-type="string">
            <text:p>//FAM</text:p>
          </table:table-cell>
          <table:table-cell office:value-type="string">
            <text:p>Gadget(GADGET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Widget de consultation</text:p>
          </table:table-cell>
          <table:table-cell office:value-type="string">
            <text:p>Widget d'édition</text:p>
          </table:table-cell>
          <table:table-cell office:value-type="string">
            <text:p>Nom</text:p>
          </table:table-cell>
          <table:table-cell office:value-type="string">
            <text:p>Valeur</text:p>
          </table:table-cell>
          <table:table-cell office:value-type="string">
            <text:p>largeur (px)</text:p>
          </table:table-cell>
          <table:table-cell office:value-type="string">
            <text:p>hauteur (px)</text:p>
          </table:table-cell>
          <table:table-cell table:number-columns-repeated="18"/>
        </table:table-row>
        <table:table-row table:style-name="ro1">
          <table:table-cell table:style-name="ce15" office:value-type="string">
            <text:p>ORDER</text:p>
          </table:table-cell>
          <table:table-cell table:style-name="ce15" office:value-type="string">
            <text:p>GADGET</text:p>
          </table:table-cell>
          <table:table-cell table:style-name="ce15" table:number-columns-repeated="2"/>
          <table:table-cell table:style-name="ce15" office:value-type="string">
            <text:p>gad_title</text:p>
          </table:table-cell>
          <table:table-cell table:style-name="ce15" office:value-type="string">
            <text:p>gad_viewwidget</text:p>
          </table:table-cell>
          <table:table-cell table:style-name="ce15" office:value-type="string">
            <text:p>gad_editwidget</text:p>
          </table:table-cell>
          <table:table-cell table:style-name="ce15" office:value-type="string">
            <text:p>gad_idparam</text:p>
          </table:table-cell>
          <table:table-cell table:style-name="ce15" office:value-type="string">
            <text:p>gad_valparam</text:p>
          </table:table-cell>
          <table:table-cell table:style-name="ce15" office:value-type="string">
            <text:p>gad_width</text:p>
          </table:table-cell>
          <table:table-cell table:style-name="ce15" office:value-type="string">
            <text:p>gad_height</text:p>
          </table:table-cell>
          <table:table-cell table:style-name="ce15" table:number-columns-repeated="5"/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WEATHERTLE</text:p>
          </table:table-cell>
          <table:table-cell/>
          <table:table-cell office:value-type="string">
            <text:p>Météo de Toulous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Toulouse\n&lt;script src="http://www.gmodules.com/ig/ifr?url=http://www.wofrance.fr/rss/igoogle&amp;up_WMO=07630&amp;up_LANG=fr&amp;synd=open&amp;w=320&amp;h=95&amp;title=Pr%C3%A9vision+meteo%3A+wofrance.fr&amp;border=%23ffffff%7C3px%2C1px+solid+%23999999&amp;output=js"&gt;&lt;/script&gt;</text:p>
          </table:table-cell>
          <table:table-cell office:value-type="float" office:value="360">
            <text:p>360</text:p>
          </table:table-cell>
          <table:table-cell office:value-type="float" office:value="160">
            <text:p>16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LOCK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LOCK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AFFECT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AFFECT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HORLOGE</text:p>
          </table:table-cell>
          <table:table-cell/>
          <table:table-cell office:value-type="string">
            <text:p>Horloge googl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horloge\n&lt;script src="http://www.gmodules.com/ig/ifr?url=http://www.ljmsite.com/google/gadgets/worldclocks.xml&amp;up_messageid=0&amp;up_mode=ana1&amp;up_servertime=1&amp;up_meetingplanner=1&amp;up_digiformat=24&amp;up_digifontsize=14&amp;up_analogformat=12&amp;up_dateformat=date&amp;up_showseconds=1&amp;up_tz1=FR&amp;up_tz1name=%20&amp;up_tz2=NONE&amp;up_tz2name=Clock%202&amp;up_tz3=&amp;up_tz3name=Clock%203&amp;up_tz4=&amp;up_tz4name=Clock%204&amp;up_tz5=&amp;up_tz5name=Clock%205&amp;up_tz6=&amp;up_tz6name=Clock%206&amp;up_tz7=&amp;up_tz7name=Clock%207&amp;up_tz8=&amp;up_tz8name=Clock%208&amp;up_tz9=&amp;up_tz9name=Clock%209&amp;up_width=10000&amp;synd=open&amp;w=320&amp;h=300&amp;title=&amp;lang=fr&amp;country=ALL&amp;border=%23ffffff%7C3px%2C1px+solid+%23999999&amp;output=js"&gt;&lt;/script&gt;</text:p>
          </table:table-cell>
          <table:table-cell office:value-type="float" office:value="367">
            <text:p>367</text:p>
          </table:table-cell>
          <table:table-cell office:value-type="float" office:value="363">
            <text:p>363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CIRCTLS</text:p>
          </table:table-cell>
          <table:table-cell/>
          <table:table-cell office:value-type="string">
            <text:p>Circulation de Toulous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Circulation de Toulouse\nhttp://www.gmodules.com/ig/ifr?url=http://www.efattal.fr/google/circulation/module.html&amp;up_city=toulouse&amp;up_lastMsg=&amp;up_guid=&amp;up_pseudo=&amp;synd=open&amp;w=320&amp;h=270&amp;title=Conditions+de+la+circulation&amp;border=%23ffffff%7C3px%2C1px+solid+%23999999&amp;output=js</text:p>
          </table:table-cell>
          <table:table-cell office:value-type="float" office:value="367">
            <text:p>367</text:p>
          </table:table-cell>
          <table:table-cell office:value-type="float" office:value="380">
            <text:p>38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VIEWED</text:p>
          </table:table-cell>
          <table:table-cell/>
          <table:table-cell office:value-type="string">
            <text:p>Mes documents vu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VIEW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LOCK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AFFECT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HORLOGE</text:p>
          </table:table-cell>
          <table:table-cell office:value-type="string">
            <text:p>ghorloge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WEATHERTLE</text:p>
          </table:table-cell>
          <table:table-cell office:value-type="string">
            <text:p>gweather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CIRCTLS</text:p>
          </table:table-cell>
          <table:table-cell office:value-type="string">
            <text:p>groad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VIEWED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CR" table:style-name="ta1" table:print="false">
        <table:table-column table:style-name="co13" table:default-cell-style-name="ce16"/>
        <table:table-column table:style-name="co25" table:default-cell-style-name="ce16"/>
        <table:table-column table:style-name="co26" table:default-cell-style-name="ce16"/>
        <table:table-column table:style-name="co13" table:number-columns-repeated="3" table:default-cell-style-name="ce16"/>
        <table:table-column table:style-name="co27" table:default-cell-style-name="ce16"/>
        <table:table-column table:style-name="co13" table:number-columns-repeated="9" table:default-cell-style-name="ce16"/>
        <table:table-column table:style-name="co13" table:number-columns-repeated="240" table:default-cell-style-name="Default"/>
        <table:table-row table:style-name="ro1">
          <table:table-cell table:style-name="ce17" office:value-type="string">
            <text:p>BEGIN</text:p>
          </table:table-cell>
          <table:table-cell table:style-name="ce21" office:value-type="string">
            <text:p>WDOC</text:p>
          </table:table-cell>
          <table:table-cell table:style-name="ce21" office:value-type="string">
            <text:p>Cycle de compte rendu</text:p>
          </table:table-cell>
          <table:table-cell table:style-name="ce21"/>
          <table:table-cell table:style-name="ce17" office:value-type="string">
            <text:p>WMinuteMeeting</text:p>
          </table:table-cell>
          <table:table-cell table:style-name="ce21" office:value-type="string">
            <text:p>WMINUTEMEETING</text:p>
          </table:table-cell>
          <table:table-cell table:style-name="ce21" table:number-columns-repeated="8"/>
          <table:table-cell table:style-name="ce29" table:number-columns-repeated="2"/>
          <table:table-cell table:style-name="ce31" table:number-columns-repeated="240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cycle.gif</text:p>
          </table:table-cell>
          <table:table-cell table:style-name="ce18" table:number-columns-repeated="12"/>
          <table:table-cell table:style-name="ce30" table:number-columns-repeated="2"/>
          <table:table-cell table:style-name="ce31" table:number-columns-repeated="240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W</text:p>
          </table:table-cell>
          <table:table-cell table:style-name="ce18" table:number-columns-repeated="12"/>
          <table:table-cell table:style-name="ce30" table:number-columns-repeated="2"/>
          <table:table-cell table:style-name="ce31" table:number-columns-repeated="240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C</text:p>
          </table:table-cell>
          <table:table-cell table:style-name="ce18" table:number-columns-repeated="12"/>
          <table:table-cell table:style-name="ce30" table:number-columns-repeated="2"/>
          <table:table-cell table:style-name="ce31" table:number-columns-repeated="240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32" table:number-columns-repeated="240"/>
        </table:table-row>
        <table:table-row table:style-name="ro1">
          <table:table-cell table:style-name="ce20" table:number-columns-repeated="5"/>
          <table:table-cell table:style-name="ce26"/>
          <table:table-cell table:style-name="ce20" table:number-columns-repeated="250"/>
        </table:table-row>
        <table:table-row table:style-name="ro1">
          <table:table-cell table:style-name="ce18" table:number-columns-repeated="14"/>
          <table:table-cell table:style-name="ce30" table:number-columns-repeated="2"/>
          <table:table-cell table:style-name="ce31" table:number-columns-repeated="240"/>
        </table:table-row>
        <table:table-row table:style-name="ro1">
          <table:table-cell table:style-name="ce21" office:value-type="string">
            <text:p>END</text:p>
          </table:table-cell>
          <table:table-cell table:style-name="ce21" table:number-columns-repeated="13"/>
          <table:table-cell table:style-name="ce29" table:number-columns-repeated="2"/>
          <table:table-cell table:style-name="ce31" table:number-columns-repeated="240"/>
        </table:table-row>
        <table:table-row table:style-name="ro1" table:number-rows-repeated="2">
          <table:table-cell table:style-name="ce18" table:number-columns-repeated="14"/>
          <table:table-cell table:style-name="ce30" table:number-columns-repeated="2"/>
          <table:table-cell table:style-name="ce31" table:number-columns-repeated="240"/>
        </table:table-row>
        <table:table-row table:style-name="ro1">
          <table:table-cell office:value-type="string">
            <text:p>//FAM</text:p>
          </table:table-cell>
          <table:table-cell office:value-type="string">
            <text:p>Cycle de compte rendu(WMINUTEMEETING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profil id initialisé </text:p>
          </table:table-cell>
          <table:table-cell office:value-type="string">
            <text:p>Profil initialisé</text:p>
          </table:table-cell>
          <table:table-cell office:value-type="string">
            <text:p>identificateur du masque initialisé</text:p>
          </table:table-cell>
          <table:table-cell office:value-type="string">
            <text:p>masque initialisé</text:p>
          </table:table-cell>
          <table:table-cell office:value-type="string">
            <text:p>couleur initialisé</text:p>
          </table:table-cell>
          <table:table-cell office:value-type="string">
            <text:p>contrôle de vue initialisé</text:p>
          </table:table-cell>
          <table:table-cell office:value-type="string">
            <text:p>modèle de courriel initialisé</text:p>
          </table:table-cell>
          <table:table-cell office:value-type="string">
            <text:p>minuteur initialisé</text:p>
          </table:table-cell>
          <table:table-cell office:value-type="string">
            <text:p>activité initialisé</text:p>
          </table:table-cell>
          <table:table-cell office:value-type="string">
            <text:p>Type d'affectation initialisé</text:p>
          </table:table-cell>
          <table:table-cell office:value-type="string">
            <text:p>Utilisateur affecté initialisé</text:p>
          </table:table-cell>
          <table:table-cell office:value-type="string">
            <text:p>auto-verrouillage initialisé</text:p>
          </table:table-cell>
          <table:table-cell office:value-type="string">
            <text:p>courriel automatique initialisé</text:p>
          </table:table-cell>
          <table:table-cell office:value-type="string">
            <text:p>profil id rédigé </text:p>
          </table:table-cell>
          <table:table-cell office:value-type="string">
            <text:p>Profil rédigé</text:p>
          </table:table-cell>
          <table:table-cell office:value-type="string">
            <text:p>identificateur du masque rédigé</text:p>
          </table:table-cell>
          <table:table-cell office:value-type="string">
            <text:p>masque rédigé</text:p>
          </table:table-cell>
          <table:table-cell office:value-type="string">
            <text:p>couleur rédigé</text:p>
          </table:table-cell>
          <table:table-cell office:value-type="string">
            <text:p>contrôle de vue rédigé</text:p>
          </table:table-cell>
          <table:table-cell office:value-type="string">
            <text:p>modèle de courriel rédigé</text:p>
          </table:table-cell>
          <table:table-cell office:value-type="string">
            <text:p>minuteur rédigé</text:p>
          </table:table-cell>
          <table:table-cell office:value-type="string">
            <text:p>activité rédigé</text:p>
          </table:table-cell>
          <table:table-cell office:value-type="string">
            <text:p>Type d'affectation rédigé</text:p>
          </table:table-cell>
          <table:table-cell office:value-type="string">
            <text:p>Utilisateur affecté rédigé</text:p>
          </table:table-cell>
          <table:table-cell office:value-type="string">
            <text:p>auto-verrouillage rédigé</text:p>
          </table:table-cell>
          <table:table-cell office:value-type="string">
            <text:p>courriel automatique rédigé</text:p>
          </table:table-cell>
          <table:table-cell office:value-type="string">
            <text:p>profil id publié </text:p>
          </table:table-cell>
          <table:table-cell office:value-type="string">
            <text:p>Profil publié</text:p>
          </table:table-cell>
          <table:table-cell office:value-type="string">
            <text:p>identificateur du masque publié</text:p>
          </table:table-cell>
          <table:table-cell office:value-type="string">
            <text:p>masque publié</text:p>
          </table:table-cell>
          <table:table-cell office:value-type="string">
            <text:p>couleur publié</text:p>
          </table:table-cell>
          <table:table-cell office:value-type="string">
            <text:p>contrôle de vue publié</text:p>
          </table:table-cell>
          <table:table-cell office:value-type="string">
            <text:p>modèle de courriel publié</text:p>
          </table:table-cell>
          <table:table-cell office:value-type="string">
            <text:p>minuteur publié</text:p>
          </table:table-cell>
          <table:table-cell office:value-type="string">
            <text:p>activité publié</text:p>
          </table:table-cell>
          <table:table-cell office:value-type="string">
            <text:p>Type d'affectation publié</text:p>
          </table:table-cell>
          <table:table-cell office:value-type="string">
            <text:p>Utilisateur affecté publié</text:p>
          </table:table-cell>
          <table:table-cell office:value-type="string">
            <text:p>auto-verrouillage publié</text:p>
          </table:table-cell>
          <table:table-cell office:value-type="string">
            <text:p>courriel automatique publié</text:p>
          </table:table-cell>
          <table:table-cell office:value-type="string">
            <text:p>profil id refusé </text:p>
          </table:table-cell>
          <table:table-cell office:value-type="string">
            <text:p>Profil refusé</text:p>
          </table:table-cell>
          <table:table-cell office:value-type="string">
            <text:p>identificateur du masque refusé</text:p>
          </table:table-cell>
          <table:table-cell office:value-type="string">
            <text:p>masque refusé</text:p>
          </table:table-cell>
          <table:table-cell office:value-type="string">
            <text:p>couleur refusé</text:p>
          </table:table-cell>
          <table:table-cell office:value-type="string">
            <text:p>contrôle de vue refusé</text:p>
          </table:table-cell>
          <table:table-cell office:value-type="string">
            <text:p>modèle de courriel refusé</text:p>
          </table:table-cell>
          <table:table-cell office:value-type="string">
            <text:p>minuteur refusé</text:p>
          </table:table-cell>
          <table:table-cell office:value-type="string">
            <text:p>activité refusé</text:p>
          </table:table-cell>
          <table:table-cell office:value-type="string">
            <text:p>Type d'affectation refusé</text:p>
          </table:table-cell>
          <table:table-cell office:value-type="string">
            <text:p>Utilisateur affecté refusé</text:p>
          </table:table-cell>
          <table:table-cell office:value-type="string">
            <text:p>auto-verrouillage refusé</text:p>
          </table:table-cell>
          <table:table-cell office:value-type="string">
            <text:p>courriel automatique refusé</text:p>
          </table:table-cell>
          <table:table-cell office:value-type="string">
            <text:p>modèle de courriel rédaction</text:p>
          </table:table-cell>
          <table:table-cell office:value-type="string">
            <text:p>minuteur rédaction</text:p>
          </table:table-cell>
          <table:table-cell office:value-type="string">
            <text:p>Minuteur persistent rédaction</text:p>
          </table:table-cell>
          <table:table-cell office:value-type="string">
            <text:p>Minuteur à détacher rédaction</text:p>
          </table:table-cell>
          <table:table-cell office:value-type="string">
            <text:p>modèle de courriel vers publié</text:p>
          </table:table-cell>
          <table:table-cell office:value-type="string">
            <text:p>minuteur vers publié</text:p>
          </table:table-cell>
          <table:table-cell office:value-type="string">
            <text:p>Minuteur persistent vers publié</text:p>
          </table:table-cell>
          <table:table-cell office:value-type="string">
            <text:p>Minuteur à détacher vers publié</text:p>
          </table:table-cell>
          <table:table-cell office:value-type="string">
            <text:p>modèle de courriel refus</text:p>
          </table:table-cell>
          <table:table-cell office:value-type="string">
            <text:p>minuteur refus</text:p>
          </table:table-cell>
          <table:table-cell office:value-type="string">
            <text:p>Minuteur persistent refus</text:p>
          </table:table-cell>
          <table:table-cell office:value-type="string">
            <text:p>Minuteur à détacher refus</text:p>
          </table:table-cell>
          <table:table-cell office:value-type="string">
            <text:p>modèle de courriel recommence</text:p>
          </table:table-cell>
          <table:table-cell office:value-type="string">
            <text:p>minuteur recommence</text:p>
          </table:table-cell>
          <table:table-cell office:value-type="string">
            <text:p>Minuteur persistent recommence</text:p>
          </table:table-cell>
          <table:table-cell office:value-type="string">
            <text:p>Minuteur à détacher recommence</text:p>
          </table:table-cell>
          <table:table-cell table:number-columns-repeated="178"/>
        </table:table-row>
        <table:table-row table:style-name="ro1">
          <table:table-cell table:style-name="Default" office:value-type="string">
            <text:p>ORDER</text:p>
          </table:table-cell>
          <table:table-cell table:style-name="Default" office:value-type="string">
            <text:p>WMINUTEMEETING</text:p>
          </table:table-cell>
          <table:table-cell table:style-name="Default" table:number-columns-repeated="2"/>
          <table:table-cell table:style-name="Default" office:value-type="string">
            <text:p>ba_title</text:p>
          </table:table-cell>
          <table:table-cell table:style-name="Default" office:value-type="string">
            <text:p>wf_desc</text:p>
          </table:table-cell>
          <table:table-cell table:style-name="Default" office:value-type="string">
            <text:p>wf_famid</text:p>
          </table:table-cell>
          <table:table-cell table:style-name="Default" office:value-type="string">
            <text:p>wf_fam</text:p>
          </table:table-cell>
          <table:table-cell table:style-name="Default" office:value-type="string">
            <text:p>dpdoc_famid</text:p>
          </table:table-cell>
          <table:table-cell table:style-name="Default" office:value-type="string">
            <text:p>dpdoc_fam</text:p>
          </table:table-cell>
          <table:table-cell table:style-name="Default" office:value-type="string">
            <text:p>wmm_idcr_init</text:p>
          </table:table-cell>
          <table:table-cell table:style-name="Default" office:value-type="string">
            <text:p>wmm_cr_init</text:p>
          </table:table-cell>
          <table:table-cell table:style-name="Default" office:value-type="string">
            <text:p>wmm_mskidcr_init</text:p>
          </table:table-cell>
          <table:table-cell table:style-name="Default" office:value-type="string">
            <text:p>wmm_mskcr_init</text:p>
          </table:table-cell>
          <table:table-cell table:style-name="Default" office:value-type="string">
            <text:p>wmm_colorcr_init</text:p>
          </table:table-cell>
          <table:table-cell table:style-name="Default" office:value-type="string">
            <text:p>wmm_cvidcr_init</text:p>
          </table:table-cell>
          <table:table-cell office:value-type="string">
            <text:p>wmm_mtidcr_init</text:p>
          </table:table-cell>
          <table:table-cell office:value-type="string">
            <text:p>wmm_tmidcr_init</text:p>
          </table:table-cell>
          <table:table-cell office:value-type="string">
            <text:p>wmm_activitylabelcr_init</text:p>
          </table:table-cell>
          <table:table-cell office:value-type="string">
            <text:p>wmm_affectypecr_init</text:p>
          </table:table-cell>
          <table:table-cell office:value-type="string">
            <text:p>wmm_affectrefcr_init</text:p>
          </table:table-cell>
          <table:table-cell office:value-type="string">
            <text:p>wmm_affectlockcr_init</text:p>
          </table:table-cell>
          <table:table-cell office:value-type="string">
            <text:p>wmm_affectmailcr_init</text:p>
          </table:table-cell>
          <table:table-cell office:value-type="string">
            <text:p>wmm_idcr_redacted</text:p>
          </table:table-cell>
          <table:table-cell office:value-type="string">
            <text:p>wmm_cr_redacted</text:p>
          </table:table-cell>
          <table:table-cell office:value-type="string">
            <text:p>wmm_mskidcr_redacted</text:p>
          </table:table-cell>
          <table:table-cell office:value-type="string">
            <text:p>wmm_mskcr_redacted</text:p>
          </table:table-cell>
          <table:table-cell office:value-type="string">
            <text:p>wmm_colorcr_redacted</text:p>
          </table:table-cell>
          <table:table-cell office:value-type="string">
            <text:p>wmm_cvidcr_redacted</text:p>
          </table:table-cell>
          <table:table-cell office:value-type="string">
            <text:p>wmm_mtidcr_redacted</text:p>
          </table:table-cell>
          <table:table-cell office:value-type="string">
            <text:p>wmm_tmidcr_redacted</text:p>
          </table:table-cell>
          <table:table-cell office:value-type="string">
            <text:p>wmm_activitylabelcr_redacted</text:p>
          </table:table-cell>
          <table:table-cell office:value-type="string">
            <text:p>wmm_affectypecr_redacted</text:p>
          </table:table-cell>
          <table:table-cell office:value-type="string">
            <text:p>wmm_affectrefcr_redacted</text:p>
          </table:table-cell>
          <table:table-cell office:value-type="string">
            <text:p>wmm_affectlockcr_redacted</text:p>
          </table:table-cell>
          <table:table-cell office:value-type="string">
            <text:p>wmm_affectmailcr_redacted</text:p>
          </table:table-cell>
          <table:table-cell office:value-type="string">
            <text:p>wmm_idcr_published</text:p>
          </table:table-cell>
          <table:table-cell office:value-type="string">
            <text:p>wmm_cr_published</text:p>
          </table:table-cell>
          <table:table-cell office:value-type="string">
            <text:p>wmm_mskidcr_published</text:p>
          </table:table-cell>
          <table:table-cell office:value-type="string">
            <text:p>wmm_mskcr_published</text:p>
          </table:table-cell>
          <table:table-cell office:value-type="string">
            <text:p>wmm_colorcr_published</text:p>
          </table:table-cell>
          <table:table-cell office:value-type="string">
            <text:p>wmm_cvidcr_published</text:p>
          </table:table-cell>
          <table:table-cell office:value-type="string">
            <text:p>wmm_mtidcr_published</text:p>
          </table:table-cell>
          <table:table-cell office:value-type="string">
            <text:p>wmm_tmidcr_published</text:p>
          </table:table-cell>
          <table:table-cell office:value-type="string">
            <text:p>wmm_activitylabelcr_published</text:p>
          </table:table-cell>
          <table:table-cell office:value-type="string">
            <text:p>wmm_affectypecr_published</text:p>
          </table:table-cell>
          <table:table-cell office:value-type="string">
            <text:p>wmm_affectrefcr_published</text:p>
          </table:table-cell>
          <table:table-cell office:value-type="string">
            <text:p>wmm_affectlockcr_published</text:p>
          </table:table-cell>
          <table:table-cell office:value-type="string">
            <text:p>wmm_affectmailcr_published</text:p>
          </table:table-cell>
          <table:table-cell office:value-type="string">
            <text:p>wmm_idcr_refused</text:p>
          </table:table-cell>
          <table:table-cell office:value-type="string">
            <text:p>wmm_cr_refused</text:p>
          </table:table-cell>
          <table:table-cell office:value-type="string">
            <text:p>wmm_mskidcr_refused</text:p>
          </table:table-cell>
          <table:table-cell office:value-type="string">
            <text:p>wmm_mskcr_refused</text:p>
          </table:table-cell>
          <table:table-cell office:value-type="string">
            <text:p>wmm_colorcr_refused</text:p>
          </table:table-cell>
          <table:table-cell office:value-type="string">
            <text:p>wmm_cvidcr_refused</text:p>
          </table:table-cell>
          <table:table-cell office:value-type="string">
            <text:p>wmm_mtidcr_refused</text:p>
          </table:table-cell>
          <table:table-cell office:value-type="string">
            <text:p>wmm_tmidcr_refused</text:p>
          </table:table-cell>
          <table:table-cell office:value-type="string">
            <text:p>wmm_activitylabelcr_refused</text:p>
          </table:table-cell>
          <table:table-cell office:value-type="string">
            <text:p>wmm_affectypecr_refused</text:p>
          </table:table-cell>
          <table:table-cell office:value-type="string">
            <text:p>wmm_affectrefcr_refused</text:p>
          </table:table-cell>
          <table:table-cell office:value-type="string">
            <text:p>wmm_affectlockcr_refused</text:p>
          </table:table-cell>
          <table:table-cell office:value-type="string">
            <text:p>wmm_affectmailcr_refused</text:p>
          </table:table-cell>
          <table:table-cell office:value-type="string">
            <text:p>wmm_trans_mtidtcr_redacted</text:p>
          </table:table-cell>
          <table:table-cell office:value-type="string">
            <text:p>wmm_trans_tmidtcr_redacted</text:p>
          </table:table-cell>
          <table:table-cell office:value-type="string">
            <text:p>wmm_trans_pa_tmidtcr_redacted</text:p>
          </table:table-cell>
          <table:table-cell office:value-type="string">
            <text:p>wmm_trans_pu_tmidtcr_redacted</text:p>
          </table:table-cell>
          <table:table-cell office:value-type="string">
            <text:p>wmm_trans_mtidtcr_published</text:p>
          </table:table-cell>
          <table:table-cell office:value-type="string">
            <text:p>wmm_trans_tmidtcr_published</text:p>
          </table:table-cell>
          <table:table-cell office:value-type="string">
            <text:p>wmm_trans_pa_tmidtcr_published</text:p>
          </table:table-cell>
          <table:table-cell office:value-type="string">
            <text:p>wmm_trans_pu_tmidtcr_published</text:p>
          </table:table-cell>
          <table:table-cell office:value-type="string">
            <text:p>wmm_trans_mtidtcr_refused</text:p>
          </table:table-cell>
          <table:table-cell office:value-type="string">
            <text:p>wmm_trans_tmidtcr_refused</text:p>
          </table:table-cell>
          <table:table-cell office:value-type="string">
            <text:p>wmm_trans_pa_tmidtcr_refused</text:p>
          </table:table-cell>
          <table:table-cell office:value-type="string">
            <text:p>wmm_trans_pu_tmidtcr_refused</text:p>
          </table:table-cell>
          <table:table-cell office:value-type="string">
            <text:p>wmm_trans_mtidtcr_retry</text:p>
          </table:table-cell>
          <table:table-cell office:value-type="string">
            <text:p>wmm_trans_tmidtcr_retry</text:p>
          </table:table-cell>
          <table:table-cell office:value-type="string">
            <text:p>wmm_trans_pa_tmidtcr_retry</text:p>
          </table:table-cell>
          <table:table-cell office:value-type="string">
            <text:p>wmm_trans_pu_tmidtcr_retry</text:p>
          </table:table-cell>
          <table:table-cell table:number-columns-repeated="178"/>
        </table:table-row>
        <table:table-row table:style-name="ro1">
          <table:table-cell table:style-name="Default" office:value-type="string">
            <text:p>DOC</text:p>
          </table:table-cell>
          <table:table-cell table:style-name="Default" office:value-type="string">
            <text:p>WMINUTEMEETING</text:p>
          </table:table-cell>
          <table:table-cell table:style-name="Default" office:value-type="string">
            <text:p>WMINUTEMEETING_DEFAUT</text:p>
          </table:table-cell>
          <table:table-cell table:style-name="Default"/>
          <table:table-cell table:style-name="Default" office:value-type="string">
            <text:p>Défaut</text:p>
          </table:table-cell>
          <table:table-cell table:style-name="Default"/>
          <table:table-cell table:style-name="Default" office:value-type="string">
            <text:p>MINUTEMEETING</text:p>
          </table:table-cell>
          <table:table-cell table:style-name="Default" office:value-type="string">
            <text:p>Comptes rendus</text:p>
          </table:table-cell>
          <table:table-cell table:style-name="Default" table:number-columns-repeated="6"/>
          <table:table-cell table:style-name="Default" office:value-type="string">
            <text:p>#E2E236</text:p>
          </table:table-cell>
          <table:table-cell table:style-name="Default"/>
          <table:table-cell table:number-columns-repeated="2"/>
          <table:table-cell office:value-type="string">
            <text:p>Rédaction</text:p>
          </table:table-cell>
          <table:table-cell office:value-type="string">
            <text:p>D</text:p>
          </table:table-cell>
          <table:table-cell office:value-type="string">
            <text:p>sert_redact (émetteur)</text:p>
          </table:table-cell>
          <table:table-cell table:number-columns-repeated="2" office:value-type="string">
            <text:p>no</text:p>
          </table:table-cell>
          <table:table-cell table:number-columns-repeated="4"/>
          <table:table-cell office:value-type="string">
            <text:p>#4DB3E6</text:p>
          </table:table-cell>
          <table:table-cell table:number-columns-repeated="3"/>
          <table:table-cell office:value-type="string">
            <text:p>Vérification</text:p>
          </table:table-cell>
          <table:table-cell office:value-type="string">
            <text:p>D</text:p>
          </table:table-cell>
          <table:table-cell office:value-type="string">
            <text:p>sert_controller (controleur)</text:p>
          </table:table-cell>
          <table:table-cell table:number-columns-repeated="2" office:value-type="string">
            <text:p>no</text:p>
          </table:table-cell>
          <table:table-cell table:number-columns-repeated="4"/>
          <table:table-cell office:value-type="string">
            <text:p>#53E236</text:p>
          </table:table-cell>
          <table:table-cell table:number-columns-repeated="12"/>
          <table:table-cell office:value-type="string">
            <text:p>#E97963</text:p>
          </table:table-cell>
          <table:table-cell table:number-columns-repeated="202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BEGIN</text:p>
          </table:table-cell>
          <table:table-cell table:number-columns-repeated="4" table:style-name="ce22" office:value-type="string">
            <text:p>-</text:p>
          </table:table-cell>
          <table:table-cell table:style-name="ce22" office:value-type="string">
            <text:p>MINUTEMEETING</text:p>
          </table:table-cell>
          <table:table-cell table:style-name="ce22" table:number-columns-repeated="10"/>
          <table:table-cell table:number-columns-repeated="240"/>
        </table:table-row>
        <table:table-row table:style-name="ro1">
          <table:table-cell office:value-type="string">
            <text:p>WID</text:p>
          </table:table-cell>
          <table:table-cell office:value-type="string">
            <text:p>WMINUTEMEETING_DEFAUT</text:p>
          </table:table-cell>
          <table:table-cell table:number-columns-repeated="254"/>
        </table:table-row>
        <table:table-row table:style-name="ro1">
          <table:table-cell table:style-name="ce22" office:value-type="string">
            <text:p>END</text:p>
          </table:table-cell>
          <table:table-cell table:style-name="ce2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style-name="ce22" office:value-type="string">
            <text:p>BEGIN</text:p>
          </table:table-cell>
          <table:table-cell table:number-columns-repeated="4" table:style-name="ce22" office:value-type="string">
            <text:p>-</text:p>
          </table:table-cell>
          <table:table-cell table:style-name="ce22" office:value-type="string">
            <text:p>REPORT</text:p>
          </table:table-cell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23" office:value-type="string">
            <text:p>//</text:p>
          </table:table-cell>
          <table:table-cell table:style-name="ce23" office:value-type="string">
            <text:p>idattr</text:p>
          </table:table-cell>
          <table:table-cell table:style-name="ce23" office:value-type="string">
            <text:p>idframe</text:p>
          </table:table-cell>
          <table:table-cell table:style-name="ce23" office:value-type="string">
            <text:p>labe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ord</text:p>
          </table:table-cell>
          <table:table-cell table:style-name="ce23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23" office:value-type="string">
            <text:p>link</text:p>
          </table:table-cell>
          <table:table-cell table:style-name="ce23" office:value-type="string">
            <text:p>phpfile</text:p>
          </table:table-cell>
          <table:table-cell table:style-name="ce23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33" table:number-columns-repeated="240"/>
        </table:table-row>
        <table:table-row table:style-name="ro1">
          <table:table-cell table:style-name="ce24" office:value-type="string">
            <text:p>MODATTR</text:p>
          </table:table-cell>
          <table:table-cell table:style-name="ce25" office:value-type="string">
            <text:p>SE_FAMID</text:p>
          </table:table-cell>
          <table:table-cell table:style-name="ce25" table:number-columns-repeated="2"/>
          <table:table-cell table:style-name="ce24"/>
          <table:table-cell table:style-name="ce25" table:number-columns-repeated="10"/>
          <table:table-cell table:style-name="ce25" office:value-type="string">
            <text:p>multiple=yes</text:p>
          </table:table-cell>
          <table:table-cell table:style-name="ce3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END</text:p>
          </table:table-cell>
          <table:table-cell table:style-name="ce22" table:number-columns-repeated="15"/>
          <table:table-cell table:number-columns-repeated="24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" table:style-name="ta1" table:print="false">
        <office:forms form:automatic-focus="false" form:apply-design-mode="false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number-columns-repeated="2" table:default-cell-style-name="ce16"/>
        <table:table-column table:style-name="co13" table:number-columns-repeated="11" table:default-cell-style-name="ce16"/>
        <table:table-column table:style-name="co13" table:number-columns-repeated="240" table:default-cell-style-name="Default"/>
        <table:table-row table:style-name="ro1">
          <table:table-cell table:style-name="ce35" office:value-type="string">
            <text:p>BEGI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Rapport</text:p>
          </table:table-cell>
          <table:table-cell table:number-columns-repeated="2" table:style-name="ce38" office:value-type="string">
            <text:p>-</text:p>
          </table:table-cell>
          <table:table-cell table:style-name="ce38" office:value-type="string">
            <text:p>REPORT</text:p>
          </table:table-cell>
          <table:table-cell table:style-name="ce37" table:number-columns-repeated="10"/>
          <table:table-cell table:style-name="ce40" table:number-columns-repeated="240"/>
        </table:table-row>
        <table:table-row table:style-name="ro1">
          <table:table-cell table:style-name="ce36" office:value-type="string">
            <text:p>GENVERSION</text:p>
          </table:table-cell>
          <table:table-cell table:style-name="ce36" office:value-type="float" office:value="3">
            <text:p>3</text:p>
          </table:table-cell>
          <table:table-cell table:style-name="ce39" table:number-columns-repeated="14"/>
          <table:table-cell table:style-name="ce40" table:number-columns-repeated="240"/>
        </table:table-row>
        <table:table-row table:style-name="ro1">
          <table:table-cell table:style-name="ce36" office:value-type="string">
            <text:p>DEFAULT</text:p>
          </table:table-cell>
          <table:table-cell table:style-name="ce36" office:value-type="string">
            <text:p>SE_LATEST</text:p>
          </table:table-cell>
          <table:table-cell table:style-name="ce39" office:value-type="string">
            <text:p>yes</text:p>
          </table:table-cell>
          <table:table-cell table:style-name="ce39" table:number-columns-repeated="13"/>
          <table:table-cell table:style-name="ce40" table:number-columns-repeated="240"/>
        </table:table-row>
        <table:table-row table:style-name="ro1">
          <table:table-cell table:style-name="ce37" office:value-type="string">
            <text:p>END</text:p>
          </table:table-cell>
          <table:table-cell table:style-name="ce37" table:number-columns-repeated="15"/>
          <table:table-cell table:style-name="ce40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5" office:value-type="string">
            <text:p>BEGIN</text:p>
          </table:table-cell>
          <table:table-cell table:number-columns-repeated="4" table:style-name="ce38" office:value-type="string">
            <text:p>-</text:p>
          </table:table-cell>
          <table:table-cell table:style-name="ce38" office:value-type="string">
            <text:p>DIR</text:p>
          </table:table-cell>
          <table:table-cell table:style-name="ce37" table:number-columns-repeated="10"/>
          <table:table-cell table:style-name="ce40" table:number-columns-repeated="240"/>
        </table:table-row>
        <table:table-row table:style-name="ro1">
          <table:table-cell table:style-name="ce36" office:value-type="string">
            <text:p>GENVERSION</text:p>
          </table:table-cell>
          <table:table-cell table:style-name="ce36" office:value-type="float" office:value="3">
            <text:p>3</text:p>
          </table:table-cell>
          <table:table-cell table:style-name="ce39" table:number-columns-repeated="14"/>
          <table:table-cell table:style-name="ce40" table:number-columns-repeated="240"/>
        </table:table-row>
        <table:table-row table:style-name="ro1">
          <table:table-cell table:style-name="ce37" office:value-type="string">
            <text:p>END</text:p>
          </table:table-cell>
          <table:table-cell table:style-name="ce37" table:number-columns-repeated="15"/>
          <table:table-cell table:style-name="ce40" table:number-columns-repeated="24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 number:display-factor="1000"/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 number:display-factor="1000"/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0" number:min-integer-digits="1" number:grouping="true" number:display-factor="1000"/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 $</number:text>
      <number:number number:decimal-places="0" number:min-integer-digits="1" number:grouping="true" number:display-factor="1000"/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number:min-integer-digits="1" number:grouping="true" number:display-factor="1000"/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 number:display-factor="1000"/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$</number:text>
      <number:number number:decimal-places="2" number:min-integer-digits="1" number:grouping="true" number:display-factor="1000"/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 number:display-factor="1000"/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EUR </number:text>
    </number:number-style>
    <number:number-style style:name="N154P1" style:volatile="true">
      <number:text> (</number:text>
      <number:number number:decimal-places="2" number:min-integer-digits="1" number:grouping="true"/>
      <number:text>) EUR</number:text>
    </number:number-style>
    <number:number-style style:name="N154P2" style:volatile="true">
      <number:text> -</number:text>
      <number:number number:decimal-places="0" number:min-integer-digits="0"/>
      <number:text> EU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3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1" number:min-integer-digits="1"/>
    </number:number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4">24/07/2009</text:date>, <text:time>10:0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Clément Laballe</dc:creator>
    <dc:date>2009-07-24T10:02:12</dc:date>
    <meta:editing-cycles>81</meta:editing-cycles>
    <meta:editing-duration>PT21H13M39S</meta:editing-duration>
    <meta:user-defined meta:name="Info 1"/>
    <meta:user-defined meta:name="Info 2"/>
    <meta:user-defined meta:name="Info 3"/>
    <meta:user-defined meta:name="Info 4"/>
    <meta:document-statistic meta:table-count="7" meta:cell-count="1624"/>
  </office:meta>
</office:document-meta>
</file>